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65" draw:master-page-name="Master1-Layout1-title-Title-Slide" presentation:presentation-page-layout-name="Master1-PPL1" draw:id="Slide-256">
        <draw:frame draw:id="id73" presentation:style-name="a768" draw:name="Title 1" svg:x="1.66667in" svg:y="1.22743in" svg:width="10in" svg:height="2.61111in" presentation:class="title" presentation:placeholder="false">
          <draw:text-box>
            <text:p text:style-name="a767" text:class-names="" text:cond-style-name=""><text:span text:style-name="a766" text:class-names="">Learning Spatial Queries</text:span></text:p>
          </draw:text-box>
          <svg:title/>
          <svg:desc/>
        </draw:frame>
        <draw:frame draw:id="id74" presentation:style-name="a76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770" draw:master-page-name="Master1-Layout2-obj-Title-and-Content" presentation:presentation-page-layout-name="Master1-PPL2" draw:id="Slide-258">
        <draw:frame draw:id="id75" presentation:style-name="a773" draw:name="Title 1" svg:x="0.91667in" svg:y="0.39931in" svg:width="11.5in" svg:height="1.44965in" presentation:class="title" presentation:placeholder="false">
          <draw:text-box>
            <text:p text:style-name="a772" text:class-names="" text:cond-style-name=""><text:span text:style-name="a771" text:class-names="">Spatial Queries</text:span></text:p>
          </draw:text-box>
          <svg:title/>
          <svg:desc/>
        </draw:frame>
        <draw:frame draw:id="id76" presentation:style-name="a780" draw:name="Content Placeholder 2" svg:x="0.91667in" svg:y="1.99653in" svg:width="11.5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Learning how to write efficient spatial queries can be complex. The purpose of this in-class assignment is for you practice writing them. All of the basic tools (functions) that you use in a normal SQL query are available plus the 100s of PostGIS functions. Practice makes perfect and there are 100s of ways to solve any problem.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4" draw:style-name="a781" draw:master-page-name="Master1-Layout2-obj-Title-and-Content" presentation:presentation-page-layout-name="Master1-PPL2" draw:id="Slide-259">
        <draw:frame draw:id="id77" presentation:style-name="a784" draw:name="Title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2" text:class-names="">Question 1</text:span></text:p>
          </draw:text-box>
          <svg:title/>
          <svg:desc/>
        </draw:frame>
        <draw:frame draw:id="id78" presentation:style-name="a800" draw:name="Content Placeholder 2" svg:x="0.91667in" svg:y="1.99653in" svg:width="11.5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For each geographic feature what is the average temperature in July 2005.</text:span></text:p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Census tract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County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State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01" draw:master-page-name="Master1-Layout2-obj-Title-and-Content" presentation:presentation-page-layout-name="Master1-PPL2" draw:id="Slide-260">
        <draw:frame draw:id="id79" presentation:style-name="a804" draw:name="Title 1" svg:x="0.91667in" svg:y="0.39931in" svg:width="11.5in" svg:height="1.44965in" presentation:class="title" presentation:placeholder="false">
          <draw:text-box>
            <text:p text:style-name="a803" text:class-names="" text:cond-style-name=""><text:span text:style-name="a802" text:class-names="">Question 2</text:span></text:p>
          </draw:text-box>
          <svg:title/>
          <svg:desc/>
        </draw:frame>
        <draw:frame draw:id="id80" presentation:style-name="a820" draw:name="Content Placeholder 2" svg:x="0.91667in" svg:y="1.99653in" svg:width="11.5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For each geographic unit, identify those that do not have any us cities</text:span></text:p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Census tract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County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tat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21" draw:master-page-name="Master1-Layout2-obj-Title-and-Content" presentation:presentation-page-layout-name="Master1-PPL2" draw:id="Slide-261">
        <draw:frame draw:id="id81" presentation:style-name="a824" draw:name="Title 1" svg:x="0.91667in" svg:y="0.39931in" svg:width="11.5in" svg:height="1.44965in" presentation:class="title" presentation:placeholder="false">
          <draw:text-box>
            <text:p text:style-name="a823" text:class-names="" text:cond-style-name=""><text:span text:style-name="a822" text:class-names="">Question 3</text:span></text:p>
          </draw:text-box>
          <svg:title/>
          <svg:desc/>
        </draw:frame>
        <draw:frame draw:id="id82" presentation:style-name="a834" draw:name="Content Placeholder 2" svg:x="0.91667in" svg:y="1.99653in" svg:width="11.5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Calculate area for each geographic feature, what is the largest county in the continental United States?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Calculate the difference between the attribute area and the calculated area.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Calculate the population density people / per square mile</text:span></text:p>
              </text:list-item>
            </text:list>
          </draw:text-box>
          <svg:title/>
          <svg:desc/>
        </draw:frame>
      </draw:page>
      <draw:page draw:name="Slide8" draw:style-name="a835" draw:master-page-name="Master1-Layout2-obj-Title-and-Content" presentation:presentation-page-layout-name="Master1-PPL2" draw:id="Slide-263">
        <draw:frame draw:id="id83" presentation:style-name="a838" draw:name="Title 1" svg:x="0.91667in" svg:y="0.39931in" svg:width="11.5in" svg:height="1.44965in" presentation:class="title" presentation:placeholder="false">
          <draw:text-box>
            <text:p text:style-name="a837" text:class-names="" text:cond-style-name=""><text:span text:style-name="a836" text:class-names="">Question 4</text:span></text:p>
          </draw:text-box>
          <svg:title/>
          <svg:desc/>
        </draw:frame>
        <draw:frame draw:id="id84" presentation:style-name="a854" draw:name="Content Placeholder 2" svg:x="0.91667in" svg:y="1.99653in" svg:width="11.5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For this question choose an interstate road.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For each geographic unit, identify the features that an the road goes through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Census tract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County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855" draw:master-page-name="Master1-Layout2-obj-Title-and-Content" presentation:presentation-page-layout-name="Master1-PPL2" draw:id="Slide-265">
        <draw:frame draw:id="id85" presentation:style-name="a858" draw:name="Title 1" svg:x="0.91667in" svg:y="0.39931in" svg:width="11.5in" svg:height="1.44965in" presentation:class="title" presentation:placeholder="false">
          <draw:text-box>
            <text:p text:style-name="a857" text:class-names="" text:cond-style-name=""><text:span text:style-name="a856" text:class-names="">Question 5</text:span></text:p>
          </draw:text-box>
          <svg:title/>
          <svg:desc/>
        </draw:frame>
        <draw:frame draw:id="id86" presentation:style-name="a871" draw:name="Content Placeholder 2" svg:x="0.91667in" svg:y="1.99653in" svg:width="11.5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For each geographic feature, find all adjacent geographic features to the state of Iowa which are not Iowa features.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Census tract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County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72" draw:master-page-name="Master1-Layout2-obj-Title-and-Content" presentation:presentation-page-layout-name="Master1-PPL2" draw:id="Slide-266">
        <draw:frame draw:id="id87" presentation:style-name="a875" draw:name="Title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3" text:class-names="">Question 6</text:span></text:p>
          </draw:text-box>
          <svg:title/>
          <svg:desc/>
        </draw:frame>
        <draw:frame draw:id="id88" presentation:style-name="a888" draw:name="Content Placeholder 2" svg:x="0.91667in" svg:y="1.99653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For each geographic feature, identify which county has the most roads?</text:span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Census tract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County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889" draw:master-page-name="Master1-Layout2-obj-Title-and-Content" presentation:presentation-page-layout-name="Master1-PPL2" draw:id="Slide-267">
        <draw:frame draw:id="id89" presentation:style-name="a892" draw:name="Title 1" svg:x="0.91667in" svg:y="0.39931in" svg:width="11.5in" svg:height="1.44965in" presentation:class="title" presentation:placeholder="false">
          <draw:text-box>
            <text:p text:style-name="a891" text:class-names="" text:cond-style-name=""><text:span text:style-name="a890" text:class-names="">Question 7</text:span></text:p>
          </draw:text-box>
          <svg:title/>
          <svg:desc/>
        </draw:frame>
        <draw:frame draw:id="id90" presentation:style-name="a902" draw:name="Content Placeholder 2" svg:x="0.91667in" svg:y="1.99653in" svg:width="11.5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Identify which us cities are not within 30 kilometers of any road?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Identify which us cities are within 5 kilometers of any interstate road.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903" draw:master-page-name="Master1-Layout2-obj-Title-and-Content" presentation:presentation-page-layout-name="Master1-PPL2" draw:id="Slide-268">
        <draw:frame draw:id="id91" presentation:style-name="a906" draw:name="Titl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4" text:class-names="">Question 8</text:span></text:p>
          </draw:text-box>
          <svg:title/>
          <svg:desc/>
        </draw:frame>
        <draw:frame draw:id="id92" presentation:style-name="a916" draw:name="Content Placeholder 2" svg:x="0.91667in" svg:y="1.99653in" svg:width="11.5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Choose a state for this analysis.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Identify for that particular state, which cities are furthest from the state centroid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9" draw:style-name="a917" draw:master-page-name="Master1-Layout2-obj-Title-and-Content" presentation:presentation-page-layout-name="Master1-PPL2" draw:id="Slide-264">
        <draw:frame draw:id="id93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Question 9</text:span></text:p>
          </draw:text-box>
          <svg:title/>
          <svg:desc/>
        </draw:frame>
        <draw:frame draw:id="id94" presentation:style-name="a930" draw:name="Content Placeholder 2" svg:x="0.91667in" svg:y="1.99653in" svg:width="11.5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What is the monthly average of cloudy days in Maine?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What state has the highest average cloudy days for 2008?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7" draw:style-name="a931" draw:master-page-name="Master1-Layout2-obj-Title-and-Content" presentation:presentation-page-layout-name="Master1-PPL2" draw:id="Slide-262">
        <draw:frame draw:id="id95" presentation:style-name="a934" draw:name="Title 1" svg:x="0.91667in" svg:y="0.39931in" svg:width="11.5in" svg:height="1.44965in" presentation:class="title" presentation:placeholder="false">
          <draw:text-box>
            <text:p text:style-name="a933" text:class-names="" text:cond-style-name=""><text:span text:style-name="a932" text:class-names="">Question 10</text:span></text:p>
          </draw:text-box>
          <svg:title/>
          <svg:desc/>
        </draw:frame>
        <draw:frame draw:id="id96" presentation:style-name="a947" draw:name="Content Placeholder 2" svg:x="0.91667in" svg:y="1.99653in" svg:width="11.5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Choose your own time period.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Identify the road segments that by county are the windiest?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Identify the road segments that by county are the hottest?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60">
      <style:table-cell-properties fo:background-color="#d2deef"/>
    </style:style>
    <style:style style:family="table-cell" style:name="a75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/>
    </style:style>
    <style:style style:family="table-cell" style:name="a76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d2deef"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/>
    </style:style>
    <style:style style:family="table-cell" style:name="a7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61" table:paragraph-style-name=""/>
      <table:last-row table:style-name="a762" table:paragraph-style-name=""/>
      <table:first-column table:style-name="a763" table:paragraph-style-name=""/>
      <table:last-column table:style-name="a764" table:paragraph-style-name=""/>
      <table:body table:style-name="a756" table:paragraph-style-name=""/>
      <table:even-rows table:style-name="a759" table:paragraph-style-name=""/>
      <table:odd-rows table:style-name="a760" table:paragraph-style-name=""/>
      <table:even-columns table:style-name="a757" table:paragraph-style-name=""/>
      <table:odd-columns table:style-name="a7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63889in" fo:page-height="10.15278in" style:print-orientation="portrait" style:register-truth-ref-style-name=""/>
    </style:page-layout>
    <style:page-layout style:name="pageLayout3">
      <style:page-layout-properties fo:page-width="7.63889in" fo:page-height="10.15278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solid" svg:stroke-width="0.01389in" svg:stroke-color="#000000" svg:strok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solid" svg:stroke-width="0.01389in" svg:stroke-color="#000000" svg:stroke-opacity="100%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resentation" style:name="a59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none" draw:stroke="solid" svg:stroke-width="0.01389in" svg:stroke-color="#000000" svg:strok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/25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3">
        <draw:frame draw:id="id5" presentation:style-name="a36" draw:name="Header Placeholder 1" svg:x="0in" svg:y="0in" svg:width="3.31018in" svg:height="0.5094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0" draw:name="Date Placeholder 2" svg:x="4.32693in" svg:y="0in" svg:width="3.31018in" svg:height="0.50941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41" draw:name="Slide Image Placeholder 3">
          <svg:title/>
          <svg:desc/>
        </draw:page-thumbnail>
        <draw:frame draw:id="id8" presentation:style-name="a56" draw:name="Notes Placeholder 4" svg:x="0.76389in" svg:y="4.88602in" svg:width="6.11111in" svg:height="3.99766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64337in" svg:width="3.31018in" svg:height="0.50941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2" draw:name="Slide Number Placeholder 6" svg:x="4.32693in" svg:y="9.64337in" svg:width="3.31018in" svg:height="0.50941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8" draw:name="Titl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2/25/2020</text:date></text:span><text:span text:style-name="a75" text:class-names=""/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4" draw:name="Slide Number Placehold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/></text:span><text:span text:style-name="a82" text:class-names=""/></text:p>
        </draw:text-box>
        <svg:title/>
        <svg:desc/>
      </draw:frame>
      <presentation:notes style:page-layout-name="pageLayout2" draw:style-name="a114">
        <draw:frame draw:id="id5" presentation:style-name="a87" draw:name="Header Placeholder 1" svg:x="0in" svg:y="0in" svg:width="3.31018in" svg:height="0.5094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1" draw:name="Date Placeholder 2" svg:x="4.32693in" svg:y="0in" svg:width="3.31018in" svg:height="0.5094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92" draw:name="Slide Image Placeholder 3">
          <svg:title/>
          <svg:desc/>
        </draw:page-thumbnail>
        <draw:frame draw:id="id8" presentation:style-name="a107" draw:name="Notes Placeholder 4" svg:x="0.76389in" svg:y="4.88602in" svg:width="6.11111in" svg:height="3.99766in" presentation:class="notes" presentation:placeholder="false">
          <draw:text-box>
            <text:p text:style-name="a94" text:class-names="" text:cond-style-name=""><text:span text:style-name="a93" text:class-names="">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" draw:name="Footer Placeholder 5" svg:x="0in" svg:y="9.64337in" svg:width="3.31018in" svg:height="0.50941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lide Number Placeholder 6" svg:x="4.32693in" svg:y="9.64337in" svg:width="3.31018in" svg:height="0.50941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91667in" svg:y="1.99653in" svg:width="11.5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1" draw:name="Date Placeholder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2/25/2020</text:date></text:span><text:span text:style-name="a139" text:class-names=""/></text:p>
        </draw:text-box>
        <svg:title/>
        <svg:desc/>
      </draw:frame>
      <draw:frame draw:id="id19" presentation:style-name="a144" draw:name="Footer Placeholder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/></text:span><text:span text:style-name="a146" text:class-names=""/></text:p>
        </draw:text-box>
        <svg:title/>
        <svg:desc/>
      </draw:frame>
      <presentation:notes style:page-layout-name="pageLayout2" draw:style-name="a178">
        <draw:frame draw:id="id5" presentation:style-name="a151" draw:name="Header Placeholder 1" svg:x="0in" svg:y="0in" svg:width="3.31018in" svg:height="0.50941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e Placeholder 2" svg:x="4.32693in" svg:y="0in" svg:width="3.31018in" svg:height="0.50941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156" draw:name="Slide Image Placeholder 3">
          <svg:title/>
          <svg:desc/>
        </draw:page-thumbnail>
        <draw:frame draw:id="id8" presentation:style-name="a171" draw:name="Notes Placeholder 4" svg:x="0.76389in" svg:y="4.88602in" svg:width="6.11111in" svg:height="3.99766in" presentation:class="notes" presentation:placeholder="false">
          <draw:text-box>
            <text:p text:style-name="a158" text:class-names="" text:cond-style-name=""><text:span text:style-name="a157" text:class-names="">Edit Master text styles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 level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ooter Placeholder 5" svg:x="0in" svg:y="9.64337in" svg:width="3.31018in" svg:height="0.50941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Slide Number Placeholder 6" svg:x="4.32693in" svg:y="9.64337in" svg:width="3.31018in" svg:height="0.50941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3" draw:name="Title 1" svg:x="0.90972in" svg:y="1.86979in" svg:width="11.5in" svg:height="3.11979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22" presentation:style-name="a187" draw:name="Text Placeholder 2" svg:x="0.90972in" svg:y="5.0191in" svg:width="11.5in" svg:height="1.64062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23" presentation:style-name="a192" draw:name="Date Placeholder 3" svg:x="0.91667in" svg:y="6.95139in" svg:width="3in" svg:height="0.39931in" presentation:class="date-time" presentation:placeholder="false">
        <draw:text-box>
          <text:p text:style-name="a191" text:class-names="" text:cond-style-name=""><text:span text:style-name="a188" text:class-names=""><text:date text:fixed="false" style:data-style-name="a189">2/25/2020</text:date></text:span><text:span text:style-name="a190" text:class-names=""/></text:p>
        </draw:text-box>
        <svg:title/>
        <svg:desc/>
      </draw:frame>
      <draw:frame draw:id="id24" presentation:style-name="a195" draw:name="Footer Placeholder 4" svg:x="4.41667in" svg:y="6.95139in" svg:width="4.5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25" presentation:style-name="a199" draw:name="Slide Number Placeholder 5" svg:x="9.41667in" svg:y="6.95139in" svg:width="3in" svg:height="0.39931in" presentation:class="page-number" presentation:placeholder="false">
        <draw:text-box>
          <text:p text:style-name="a198" text:class-names="" text:cond-style-name=""><text:span text:style-name="a196" text:class-names=""><text:page-number style:num-format="1" text:fixed="false"/></text:span><text:span text:style-name="a197" text:class-names=""/></text:p>
        </draw:text-box>
        <svg:title/>
        <svg:desc/>
      </draw:frame>
      <presentation:notes style:page-layout-name="pageLayout2" draw:style-name="a229">
        <draw:frame draw:id="id5" presentation:style-name="a202" draw:name="Header Placeholder 1" svg:x="0in" svg:y="0in" svg:width="3.31018in" svg:height="0.50941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6" presentation:style-name="a206" draw:name="Date Placeholder 2" svg:x="4.32693in" svg:y="0in" svg:width="3.31018in" svg:height="0.50941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207" draw:name="Slide Image Placeholder 3">
          <svg:title/>
          <svg:desc/>
        </draw:page-thumbnail>
        <draw:frame draw:id="id8" presentation:style-name="a222" draw:name="Notes Placeholder 4" svg:x="0.76389in" svg:y="4.88602in" svg:width="6.11111in" svg:height="3.99766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ooter Placeholder 5" svg:x="0in" svg:y="9.64337in" svg:width="3.31018in" svg:height="0.50941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lide Number Placeholder 6" svg:x="4.32693in" svg:y="9.64337in" svg:width="3.31018in" svg:height="0.50941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frame draw:id="id26" presentation:style-name="a234" draw:name="Titl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1" text:class-names="">Click to edit Master title style</text:span><text:span text:style-name="a232" text:class-names=""/></text:p>
        </draw:text-box>
        <svg:title/>
        <svg:desc/>
      </draw:frame>
      <draw:frame draw:id="id27" presentation:style-name="a251" draw:name="Content Placeholder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8" draw:name="Content Placeholder 3" svg:x="6.75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3" draw:name="Date Placeholder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2/25/2020</text:date></text:span><text:span text:style-name="a271" text:class-names=""/></text:p>
        </draw:text-box>
        <svg:title/>
        <svg:desc/>
      </draw:frame>
      <draw:frame draw:id="id30" presentation:style-name="a276" draw:name="Footer Placeholder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1" presentation:style-name="a280" draw:name="Slide Number Placeholder 6" svg:x="9.41667in" svg:y="6.95139in" svg:width="3in" svg:height="0.39931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</draw:text-box>
        <svg:title/>
        <svg:desc/>
      </draw:frame>
      <presentation:notes style:page-layout-name="pageLayout2" draw:style-name="a310">
        <draw:frame draw:id="id5" presentation:style-name="a283" draw:name="Header Placeholder 1" svg:x="0in" svg:y="0in" svg:width="3.31018in" svg:height="0.50941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6" presentation:style-name="a287" draw:name="Date Placeholder 2" svg:x="4.32693in" svg:y="0in" svg:width="3.31018in" svg:height="0.50941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288" draw:name="Slide Image Placeholder 3">
          <svg:title/>
          <svg:desc/>
        </draw:page-thumbnail>
        <draw:frame draw:id="id8" presentation:style-name="a303" draw:name="Notes Placeholder 4" svg:x="0.76389in" svg:y="4.88602in" svg:width="6.11111in" svg:height="3.99766in" presentation:class="notes" presentation:placeholder="false">
          <draw:text-box>
            <text:p text:style-name="a290" text:class-names="" text:cond-style-name=""><text:span text:style-name="a289" text:class-names="">Edit Master text styles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 level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6" draw:name="Footer Placeholder 5" svg:x="0in" svg:y="9.64337in" svg:width="3.31018in" svg:height="0.50941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0" presentation:style-name="a309" draw:name="Slide Number Placeholder 6" svg:x="4.32693in" svg:y="9.64337in" svg:width="3.31018in" svg:height="0.50941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5" draw:name="Title 1" svg:x="0.9184in" svg:y="0.39931in" svg:width="11.5in" svg:height="1.44965in" presentation:class="title" presentation:placeholder="false">
        <draw:text-box>
          <text:p text:style-name="a314" text:class-names="" text:cond-style-name=""><text:span text:style-name="a312" text:class-names="">Click to edit Master title style</text:span><text:span text:style-name="a313" text:class-names=""/></text:p>
        </draw:text-box>
        <svg:title/>
        <svg:desc/>
      </draw:frame>
      <draw:frame draw:id="id33" presentation:style-name="a319" draw:name="Text Placeholder 2" svg:x="0.9184in" svg:y="1.83854in" svg:width="5.64062in" svg:height="0.9010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34" presentation:style-name="a336" draw:name="Content Placeholder 3" svg:x="0.9184in" svg:y="2.73958in" svg:width="5.64062in" svg:height="4.0295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0" draw:name="Text Placeholder 4" svg:x="6.75in" svg:y="1.83854in" svg:width="5.6684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</draw:text-box>
        <svg:title/>
        <svg:desc/>
      </draw:frame>
      <draw:frame draw:id="id36" presentation:style-name="a357" draw:name="Content Placeholder 5" svg:x="6.75in" svg:y="2.73958in" svg:width="5.6684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2/25/2020</text:date></text:span><text:span text:style-name="a360" text:class-names=""/></text:p>
        </draw:text-box>
        <svg:title/>
        <svg:desc/>
      </draw:frame>
      <draw:frame draw:id="id38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39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presentation:notes style:page-layout-name="pageLayout2" draw:style-name="a399">
        <draw:frame draw:id="id5" presentation:style-name="a372" draw:name="Header Placeholder 1" svg:x="0in" svg:y="0in" svg:width="3.31018in" svg:height="0.50941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6" draw:name="Date Placeholder 2" svg:x="4.32693in" svg:y="0in" svg:width="3.31018in" svg:height="0.50941in" presentation:class="date-time" presentation:placeholder="false">
          <draw:text-box>
            <text:p text:style-name="a375" text:class-names="" text:cond-style-name=""><text:span text:style-name="a373" text:class-names=""><text:date text:fixed="false" style:data-style-name="a374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377" draw:name="Slide Image Placeholder 3">
          <svg:title/>
          <svg:desc/>
        </draw:page-thumbnail>
        <draw:frame draw:id="id8" presentation:style-name="a392" draw:name="Notes Placeholder 4" svg:x="0.76389in" svg:y="4.88602in" svg:width="6.11111in" svg:height="3.99766in" presentation:class="notes" presentation:placeholder="false">
          <draw:text-box>
            <text:p text:style-name="a379" text:class-names="" text:cond-style-name=""><text:span text:style-name="a378" text:class-names="">Edit Master text styles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Second level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5" draw:name="Footer Placeholder 5" svg:x="0in" svg:y="9.64337in" svg:width="3.31018in" svg:height="0.50941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Slide Number Placeholder 6" svg:x="4.32693in" svg:y="9.64337in" svg:width="3.31018in" svg:height="0.50941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0">
      <draw:frame draw:id="id40" presentation:style-name="a404" draw:name="Title 1" svg:x="0.91667in" svg:y="0.39931in" svg:width="11.5in" svg:height="1.44965in" presentation:class="title" presentation:placeholder="false">
        <draw:text-box>
          <text:p text:style-name="a403" text:class-names="" text:cond-style-name=""><text:span text:style-name="a401" text:class-names="">Click to edit Master title style</text:span><text:span text:style-name="a402" text:class-names=""/></text:p>
        </draw:text-box>
        <svg:title/>
        <svg:desc/>
      </draw:frame>
      <draw:frame draw:id="id41" presentation:style-name="a409" draw:name="Date Placeholder 2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2/25/2020</text:date></text:span><text:span text:style-name="a407" text:class-names=""/></text:p>
        </draw:text-box>
        <svg:title/>
        <svg:desc/>
      </draw:frame>
      <draw:frame draw:id="id42" presentation:style-name="a412" draw:name="Footer Placeholder 3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43" presentation:style-name="a416" draw:name="Slide Number Placeholder 4" svg:x="9.41667in" svg:y="6.95139in" svg:width="3in" svg:height="0.3993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46">
        <draw:frame draw:id="id5" presentation:style-name="a419" draw:name="Header Placeholder 1" svg:x="0in" svg:y="0in" svg:width="3.31018in" svg:height="0.50941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" presentation:style-name="a423" draw:name="Date Placeholder 2" svg:x="4.32693in" svg:y="0in" svg:width="3.31018in" svg:height="0.50941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424" draw:name="Slide Image Placeholder 3">
          <svg:title/>
          <svg:desc/>
        </draw:page-thumbnail>
        <draw:frame draw:id="id8" presentation:style-name="a439" draw:name="Notes Placeholder 4" svg:x="0.76389in" svg:y="4.88602in" svg:width="6.11111in" svg:height="3.99766in" presentation:class="notes" presentation:placeholder="false">
          <draw:text-box>
            <text:p text:style-name="a426" text:class-names="" text:cond-style-name=""><text:span text:style-name="a425" text:class-names="">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2" draw:name="Footer Placeholder 5" svg:x="0in" svg:y="9.64337in" svg:width="3.31018in" svg:height="0.50941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Slide Number Placeholder 6" svg:x="4.32693in" svg:y="9.64337in" svg:width="3.31018in" svg:height="0.50941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/25/2020</text:date></text:span><text:span text:style-name="a450" text:class-names=""/></text:p>
        </draw:text-box>
        <svg:title/>
        <svg:desc/>
      </draw:frame>
      <draw:frame draw:id="id45" presentation:style-name="a455" draw:name="Footer Placeholder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lide Number Placeholder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89">
        <draw:frame draw:id="id5" presentation:style-name="a462" draw:name="Header Placeholder 1" svg:x="0in" svg:y="0in" svg:width="3.31018in" svg:height="0.5094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6" draw:name="Date Placeholder 2" svg:x="4.32693in" svg:y="0in" svg:width="3.31018in" svg:height="0.50941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467" draw:name="Slide Image Placeholder 3">
          <svg:title/>
          <svg:desc/>
        </draw:page-thumbnail>
        <draw:frame draw:id="id8" presentation:style-name="a482" draw:name="Notes Placeholder 4" svg:x="0.76389in" svg:y="4.88602in" svg:width="6.11111in" svg:height="3.99766in" presentation:class="notes" presentation:placeholder="false">
          <draw:text-box>
            <text:p text:style-name="a469" text:class-names="" text:cond-style-name=""><text:span text:style-name="a468" text:class-names="">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5" draw:name="Footer Placeholder 5" svg:x="0in" svg:y="9.64337in" svg:width="3.31018in" svg:height="0.50941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Slide Number Placeholder 6" svg:x="4.32693in" svg:y="9.64337in" svg:width="3.31018in" svg:height="0.50941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0">
      <draw:frame draw:id="id47" presentation:style-name="a494" draw:name="Title 1" svg:x="0.9184in" svg:y="0.5in" svg:width="4.30035in" svg:height="1.75in" presentation:class="title" presentation:placeholder="false">
        <draw:text-box>
          <text:p text:style-name="a493" text:class-names="" text:cond-style-name=""><text:span text:style-name="a491" text:class-names="">Click to edit Master title style</text:span><text:span text:style-name="a492" text:class-names=""/></text:p>
        </draw:text-box>
        <svg:title/>
        <svg:desc/>
      </draw:frame>
      <draw:frame draw:id="id48" presentation:style-name="a511" draw:name="Content Placeholder 2" svg:x="5.6684in" svg:y="1.07986in" svg:width="6.75in" svg:height="5.32986in" presentation:class="object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cond le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hird le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Fifth le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/25/2020</text:date></text:span><text:span text:style-name="a518" text:class-names=""/></text:p>
        </draw:text-box>
        <svg:title/>
        <svg:desc/>
      </draw:frame>
      <draw:frame draw:id="id51" presentation:style-name="a523" draw:name="Footer Placeholder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lide Number Placeholder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/></text:span><text:span text:style-name="a525" text:class-names=""/></text:p>
        </draw:text-box>
        <svg:title/>
        <svg:desc/>
      </draw:frame>
      <presentation:notes style:page-layout-name="pageLayout2" draw:style-name="a557">
        <draw:frame draw:id="id5" presentation:style-name="a530" draw:name="Header Placeholder 1" svg:x="0in" svg:y="0in" svg:width="3.31018in" svg:height="0.50941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4" draw:name="Date Placeholder 2" svg:x="4.32693in" svg:y="0in" svg:width="3.31018in" svg:height="0.50941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535" draw:name="Slide Image Placeholder 3">
          <svg:title/>
          <svg:desc/>
        </draw:page-thumbnail>
        <draw:frame draw:id="id8" presentation:style-name="a550" draw:name="Notes Placeholder 4" svg:x="0.76389in" svg:y="4.88602in" svg:width="6.11111in" svg:height="3.99766in" presentation:class="notes" presentation:placeholder="false">
          <draw:text-box>
            <text:p text:style-name="a537" text:class-names="" text:cond-style-name=""><text:span text:style-name="a536" text:class-names="">Edit Master text styles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 le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3" draw:name="Footer Placeholder 5" svg:x="0in" svg:y="9.64337in" svg:width="3.31018in" svg:height="0.50941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Slide Number Placeholder 6" svg:x="4.32693in" svg:y="9.64337in" svg:width="3.31018in" svg:height="0.50941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8">
      <draw:frame draw:id="id53" presentation:style-name="a562" draw:name="Title 1" svg:x="0.9184in" svg:y="0.5in" svg:width="4.30035in" svg:height="1.75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54" presentation:style-name="a565" draw:name="Picture Placeholder 2" svg:x="5.6684in" svg:y="1.07986in" svg:width="6.75in" svg:height="5.32986in" presentation:class="graphic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55" presentation:style-name="a569" draw:name="Text Placeholder 3" svg:x="0.9184in" svg:y="2.25in" svg:width="4.30035in" svg:height="4.168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Edit Master text styles</text:span></text:p>
            </text:list-item>
          </text:list>
        </draw:text-box>
        <svg:title/>
        <svg:desc/>
      </draw:frame>
      <draw:frame draw:id="id56" presentation:style-name="a574" draw:name="Date Placeholder 4" svg:x="0.91667in" svg:y="6.95139in" svg:width="3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>2/25/2020</text:date></text:span><text:span text:style-name="a572" text:class-names=""/></text:p>
        </draw:text-box>
        <svg:title/>
        <svg:desc/>
      </draw:frame>
      <draw:frame draw:id="id57" presentation:style-name="a577" draw:name="Footer Placeholder 5" svg:x="4.41667in" svg:y="6.95139in" svg:width="4.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58" presentation:style-name="a581" draw:name="Slide Number Placeholder 6" svg:x="9.41667in" svg:y="6.95139in" svg:width="3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  <presentation:notes style:page-layout-name="pageLayout2" draw:style-name="a611">
        <draw:frame draw:id="id5" presentation:style-name="a584" draw:name="Header Placeholder 1" svg:x="0in" svg:y="0in" svg:width="3.31018in" svg:height="0.50941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6" presentation:style-name="a588" draw:name="Date Placeholder 2" svg:x="4.32693in" svg:y="0in" svg:width="3.31018in" svg:height="0.50941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589" draw:name="Slide Image Placeholder 3">
          <svg:title/>
          <svg:desc/>
        </draw:page-thumbnail>
        <draw:frame draw:id="id8" presentation:style-name="a604" draw:name="Notes Placeholder 4" svg:x="0.76389in" svg:y="4.88602in" svg:width="6.11111in" svg:height="3.99766in" presentation:class="notes" presentation:placeholder="false">
          <draw:text-box>
            <text:p text:style-name="a591" text:class-names="" text:cond-style-name=""><text:span text:style-name="a590" text:class-names="">Edit Master text styles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econd level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7" draw:name="Footer Placeholder 5" svg:x="0in" svg:y="9.64337in" svg:width="3.31018in" svg:height="0.50941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32693in" svg:y="9.64337in" svg:width="3.31018in" svg:height="0.50941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2">
      <draw:frame draw:id="id59" presentation:style-name="a616" draw:name="Title 1" svg:x="0.91667in" svg:y="0.39931in" svg:width="11.5in" svg:height="1.44965in" presentation:class="title" presentation:placeholder="false">
        <draw:text-box>
          <text:p text:style-name="a615" text:class-names="" text:cond-style-name=""><text:span text:style-name="a613" text:class-names="">Click to edit Master title style</text:span><text:span text:style-name="a614" text:class-names=""/></text:p>
        </draw:text-box>
        <svg:title/>
        <svg:desc/>
      </draw:frame>
      <draw:frame draw:id="id60" presentation:style-name="a633" draw:name="Vertical Text Placeholder 2" svg:x="0.91667in" svg:y="1.99653in" svg:width="11.5in" svg:height="4.75868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Edit Master text styles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 level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hird level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29" text:class-names="">Fifth level</text:span><text:span text:style-name="a6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8" draw:name="Date Placeholder 3" svg:x="0.91667in" svg:y="6.95139in" svg:width="3in" svg:height="0.39931in" presentation:class="date-time" presentation:placeholder="false">
        <draw:text-box>
          <text:p text:style-name="a637" text:class-names="" text:cond-style-name=""><text:span text:style-name="a634" text:class-names=""><text:date text:fixed="false" style:data-style-name="a635">2/25/2020</text:date></text:span><text:span text:style-name="a636" text:class-names=""/></text:p>
        </draw:text-box>
        <svg:title/>
        <svg:desc/>
      </draw:frame>
      <draw:frame draw:id="id62" presentation:style-name="a641" draw:name="Footer Placeholder 4" svg:x="4.41667in" svg:y="6.95139in" svg:width="4.5in" svg:height="0.39931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63" presentation:style-name="a645" draw:name="Slide Number Placeholder 5" svg:x="9.41667in" svg:y="6.95139in" svg:width="3in" svg:height="0.39931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75">
        <draw:frame draw:id="id5" presentation:style-name="a648" draw:name="Header Placeholder 1" svg:x="0in" svg:y="0in" svg:width="3.31018in" svg:height="0.50941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6" presentation:style-name="a652" draw:name="Date Placeholder 2" svg:x="4.32693in" svg:y="0in" svg:width="3.31018in" svg:height="0.50941in" presentation:class="date-time" presentation:placeholder="false">
          <draw:text-box>
            <text:p text:style-name="a651" text:class-names="" text:cond-style-name=""><text:span text:style-name="a649" text:class-names=""><text:date text:fixed="false" style:data-style-name="a650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653" draw:name="Slide Image Placeholder 3">
          <svg:title/>
          <svg:desc/>
        </draw:page-thumbnail>
        <draw:frame draw:id="id8" presentation:style-name="a668" draw:name="Notes Placeholder 4" svg:x="0.76389in" svg:y="4.88602in" svg:width="6.11111in" svg:height="3.99766in" presentation:class="notes" presentation:placeholder="false">
          <draw:text-box>
            <text:p text:style-name="a655" text:class-names="" text:cond-style-name=""><text:span text:style-name="a654" text:class-names="">Edit Master text styles</text:span></text:p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Second level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p text:style-name="a660" text:class-names="" text:cond-style-name=""><text:span text:style-name="a6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p text:style-name="a663" text:class-names="" text:cond-style-name=""><text:span text:style-name="a6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1" draw:name="Footer Placeholder 5" svg:x="0in" svg:y="9.64337in" svg:width="3.31018in" svg:height="0.50941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Slide Number Placeholder 6" svg:x="4.32693in" svg:y="9.64337in" svg:width="3.31018in" svg:height="0.50941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6">
      <draw:frame draw:id="id64" presentation:style-name="a680" draw:name="Vertical Title 1" svg:x="9.54167in" svg:y="0.39931in" svg:width="2.875in" svg:height="6.3559in" presentation:class="title" presentation:placeholder="false">
        <draw:text-box>
          <text:p text:style-name="a679" text:class-names="" text:cond-style-name=""><text:span text:style-name="a677" text:class-names="">Click to edit Master title style</text:span><text:span text:style-name="a678" text:class-names=""/></text:p>
        </draw:text-box>
        <svg:title/>
        <svg:desc/>
      </draw:frame>
      <draw:frame draw:id="id65" presentation:style-name="a697" draw:name="Vertical Text Placeholder 2" svg:x="0.91667in" svg:y="0.39931in" svg:width="8.45833in" svg:height="6.355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Fifth le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2" draw:name="Date Placeholder 3" svg:x="0.91667in" svg:y="6.95139in" svg:width="3in" svg:height="0.39931in" presentation:class="date-time" presentation:placeholder="false">
        <draw:text-box>
          <text:p text:style-name="a701" text:class-names="" text:cond-style-name=""><text:span text:style-name="a698" text:class-names=""><text:date text:fixed="false" style:data-style-name="a699">2/25/2020</text:date></text:span><text:span text:style-name="a700" text:class-names=""/></text:p>
        </draw:text-box>
        <svg:title/>
        <svg:desc/>
      </draw:frame>
      <draw:frame draw:id="id67" presentation:style-name="a705" draw:name="Footer Placeholder 4" svg:x="4.41667in" svg:y="6.95139in" svg:width="4.5in" svg:height="0.39931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68" presentation:style-name="a709" draw:name="Slide Number Placeholder 5" svg:x="9.41667in" svg:y="6.95139in" svg:width="3in" svg:height="0.39931in" presentation:class="page-number" presentation:placeholder="false">
        <draw:text-box>
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</draw:text-box>
        <svg:title/>
        <svg:desc/>
      </draw:frame>
      <presentation:notes style:page-layout-name="pageLayout2" draw:style-name="a739">
        <draw:frame draw:id="id5" presentation:style-name="a712" draw:name="Header Placeholder 1" svg:x="0in" svg:y="0in" svg:width="3.31018in" svg:height="0.50941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6" presentation:style-name="a716" draw:name="Date Placeholder 2" svg:x="4.32693in" svg:y="0in" svg:width="3.31018in" svg:height="0.50941in" presentation:class="date-time" presentation:placeholder="false">
          <draw:text-box>
            <text:p text:style-name="a715" text:class-names="" text:cond-style-name=""><text:span text:style-name="a713" text:class-names=""><text:date text:fixed="false" style:data-style-name="a714">2/25/2020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717" draw:name="Slide Image Placeholder 3">
          <svg:title/>
          <svg:desc/>
        </draw:page-thumbnail>
        <draw:frame draw:id="id8" presentation:style-name="a732" draw:name="Notes Placeholder 4" svg:x="0.76389in" svg:y="4.88602in" svg:width="6.11111in" svg:height="3.99766in" presentation:class="notes" presentation:placeholder="false">
          <draw:text-box>
            <text:p text:style-name="a719" text:class-names="" text:cond-style-name=""><text:span text:style-name="a718" text:class-names="">Edit Master text styles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Second level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5" draw:name="Footer Placeholder 5" svg:x="0in" svg:y="9.64337in" svg:width="3.31018in" svg:height="0.50941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Slide Number Placeholder 6" svg:x="4.32693in" svg:y="9.64337in" svg:width="3.31018in" svg:height="0.50941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40">
      <draw:frame draw:id="id69" presentation:style-name="a743" draw:name="Header Placeholder 1" svg:x="0in" svg:y="0in" svg:width="3.31018in" svg:height="0.5094in" presentation:class="head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70" presentation:style-name="a748" draw:name="Date Placeholder 2" svg:x="4.32694in" svg:y="0in" svg:width="3.31018in" svg:height="0.5094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/></text:span><text:span text:style-name="a746" text:class-names=""/></text:p>
        </draw:text-box>
        <svg:title/>
        <svg:desc/>
      </draw:frame>
      <draw:frame draw:id="id71" presentation:style-name="a751" draw:name="Footer Placeholder 3" svg:x="0in" svg:y="9.64338in" svg:width="3.31018in" svg:height="0.5094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72" presentation:style-name="a755" draw:name="Slide Number Placeholder 4" svg:x="4.32694in" svg:y="9.64338in" svg:width="3.31018in" svg:height="0.5094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draw:page-thumbnail draw:page-number="1" svg:x="0.53472in" svg:y="1.25174in" svg:width="3.13194in" svg:height="1.76042in"/>
      <draw:page-thumbnail draw:page-number="2" svg:x="3.97222in" svg:y="1.25174in" svg:width="3.13194in" svg:height="1.76042in"/>
      <draw:page-thumbnail draw:page-number="3" svg:x="0.53472in" svg:y="4.19444in" svg:width="3.13194in" svg:height="1.76042in"/>
      <draw:page-thumbnail draw:page-number="4" svg:x="3.97222in" svg:y="4.19444in" svg:width="3.13194in" svg:height="1.76042in"/>
      <draw:page-thumbnail draw:page-number="5" svg:x="0.53472in" svg:y="7.13715in" svg:width="3.13194in" svg:height="1.76042in"/>
      <draw:page-thumbnail draw:page-number="6" svg:x="3.97222in" svg:y="7.13715in" svg:width="3.13194in" svg:height="1.760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0-02-25T22:51:04Z</dc:date>
    <meta:print-date>2020-02-25T22:51:01Z</meta:print-date>
    <meta:template xlink:href="" xlink:type="simple"/>
    <meta:editing-cycles>33</meta:editing-cycles>
    <meta:editing-duration>PT121362S</meta:editing-duration>
    <meta:document-statistic meta:paragraph-count="43" meta:word-count="325"/>
  </office:meta>
</office:document-meta>
</file>